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00314B0D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5" svg:font-family="'Times New Roman'" style:font-family-generic="roman"/>
    <style:font-face style:name="Courier 10 Pitch" svg:font-family="'Courier 10 Pitch'" style:font-pitch="fixed"/>
    <style:font-face style:name="Lohit Gujarati" svg:font-family="'Lohit Gujarati'" style:font-adornments="Regular"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adornments="ExtraLight"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imes New Roman4"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style:font-size-asian="16pt" style:font-size-complex="16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Times New Roman4" fo:font-size="13pt" fo:background-color="transparent" style:font-size-asian="13pt" style:font-size-complex="13pt"/>
    </style:style>
    <style:style style:name="P14" style:family="paragraph" style:parent-style-name="comment">
      <style:paragraph-properties fo:margin-left="0cm" fo:margin-right="0cm" fo:text-indent="0cm" style:auto-text-indent="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size="12pt" style:font-size-asian="10.5pt" style:font-size-complex="12pt"/>
    </style:style>
    <style:style style:name="P17" style:family="paragraph" style:parent-style-name="Text_20_body">
      <style:text-properties fo:background-color="#ff0000"/>
    </style:style>
    <style:style style:name="P18" style:family="paragraph" style:parent-style-name="Text_20_body">
      <style:paragraph-properties fo:text-align="center" style:justify-single-word="false"/>
      <style:text-properties fo:background-color="#ff0000"/>
    </style:style>
    <style:style style:name="P19" style:family="paragraph" style:parent-style-name="Text_20_body">
      <style:text-properties fo:background-color="#ffff00"/>
    </style:style>
    <style:style style:name="P20" style:family="paragraph" style:parent-style-name="Contents_20_2">
      <style:paragraph-properties>
        <style:tab-stops>
          <style:tab-stop style:position="15.512cm" style:type="right" style:leader-style="dotted" style:leader-text="."/>
        </style:tab-stops>
      </style:paragraph-properties>
    </style:style>
    <style:style style:name="P21" style:family="paragraph" style:parent-style-name="Contents_20_1">
      <style:paragraph-properties>
        <style:tab-stops>
          <style:tab-stop style:position="16.011cm" style:type="right" style:leader-style="dotted" style:leader-text="."/>
        </style:tab-stops>
      </style:paragraph-properties>
    </style:style>
    <style:style style:name="P22" style:family="paragraph" style:parent-style-name="Contents_20_3">
      <style:paragraph-properties>
        <style:tab-stops>
          <style:tab-stop style:position="15.012cm" style:type="right" style:leader-style="dotted" style:leader-text="."/>
        </style:tab-stops>
      </style:paragraph-properties>
    </style:style>
    <style:style style:name="P23" style:family="paragraph" style:parent-style-name="Contents_20_4">
      <style:paragraph-properties>
        <style:tab-stops>
          <style:tab-stop style:position="14.513cm" style:type="right" style:leader-style="dotted" style:leader-text="."/>
        </style:tab-stops>
      </style:paragraph-properties>
    </style:style>
    <style:style style:name="P24"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25" style:family="paragraph" style:parent-style-name="Heading">
      <style:paragraph-properties fo:break-before="page"/>
    </style:style>
    <style:style style:name="P26" style:family="paragraph" style:parent-style-name="Text_20_body" style:list-style-name="L2"/>
    <style:style style:name="P27" style:family="paragraph" style:parent-style-name="Text_20_body" style:list-style-name="L3">
      <style:text-properties fo:font-size="12pt" style:font-size-asian="10.5pt" style:font-size-complex="12pt"/>
    </style:style>
    <style:style style:name="P28" style:family="paragraph" style:parent-style-name="tekst_20_pracy" style:list-style-name="L4">
      <style:text-properties fo:font-size="12pt" fo:background-color="#ff0000" style:font-size-asian="10.5pt" style:font-size-complex="12pt"/>
    </style:style>
    <style:style style:name="P29" style:family="paragraph" style:parent-style-name="tekst_20_pracy" style:list-style-name="L4">
      <style:text-properties fo:font-size="12pt" style:font-size-asian="10.5pt" style:font-size-complex="12pt"/>
    </style:style>
    <style:style style:name="T1" style:family="text">
      <style:text-properties style:font-name="Courier 10 Pitch"/>
    </style:style>
    <style:style style:name="T2" style:family="text">
      <style:text-properties style:font-name="Times New Roman5"/>
    </style:style>
    <style:style style:name="T3" style:family="text">
      <style:text-properties fo:background-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WERSYTET MIKOŁAJA KOPERNIKA W TORUNIU</text:p>
      <text:p text:style-name="P7"><draw:frame draw:style-name="fr1" draw:name="graphics1" text:anchor-type="paragraph" svg:x="0.683cm" svg:y="0.118cm" svg:width="15.685cm" svg:height="0.041cm" draw:z-index="0"><draw:image xlink:href="Pictures/10000000000002800000000314B0D070.png" xlink:type="simple" xlink:show="embed" xlink:actuate="onLoad"/></draw:frame>W Y D Z I A Ł <text:s text:c="3"/>M A T E M A T Y K I <text:s text:c="3"/>I <text:s text:c="3"/>I N F O R M A T Y K I</text:p>
      <text:p text:style-name="P11"/>
      <text:p text:style-name="P13"/>
      <text:p text:style-name="P13"/>
      <text:p text:style-name="P8"/>
      <text:p text:style-name="P8"/>
      <text:p text:style-name="P8"/>
      <text:p text:style-name="P8"/>
      <text:p text:style-name="P8"/>
      <text:p text:style-name="P9">Paweł Piątkowski</text:p>
      <text:p text:style-name="P7"/>
      <text:p text:style-name="P12">GRAFICZNY EDYTOR ZAPYTAŃ TYPU S.O.D.A.</text:p>
      <text:p text:style-name="P7"/>
      <text:p text:style-name="P7"/>
      <text:p text:style-name="P10"/>
      <text:p text:style-name="P7"/>
      <text:p text:style-name="P7"/>
      <text:p text:style-name="P10"/>
      <text:p text:style-name="P10"/>
      <text:p text:style-name="P10"/>
      <text:p text:style-name="P6"><text:tab/><text:line-break/></text:p>
      <text:p text:style-name="P6"/>
      <text:p text:style-name="P6"><draw:frame draw:style-name="fr1" draw:name="graphics2" text:anchor-type="paragraph" svg:x="4.932cm" svg:y="0.61cm" svg:width="6.957cm" svg:height="0.041cm" draw:z-index="1"><draw:image xlink:href="Pictures/10000000000002800000000314B0D070.png" xlink:type="simple" xlink:show="embed" xlink:actuate="onLoad"/></draw:frame></text:p>
      <text:p text:style-name="P5"><text:soft-page-break/>Toruń 2009</text:p>
      <text:p text:style-name="P5"/>
      <text:p text:style-name="P3"><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
      <text:p text:style-name="P6"><text:tab/>Praca magisterska </text:p>
      <text:p text:style-name="P6"><text:soft-page-break/><text:tab/>napisana pod kierunkiem</text:p>
      <text:p text:style-name="P6"><text:tab/>dr hab. Krzysztofa Stencla prof. UMK</text:p>
      <text:p text:style-name="P2">strzeszczenie / abstract</text:p>
      <text:p text:style-name="Standard"/>
      <text:p text:style-name="P2">podziekowani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pis treści</text:p>
          </text:index-title>
          <text:p text:style-name="P21">Wstęp<text:tab/>8</text:p>
          <text:p text:style-name="P21">Rozdział I<text:tab/>9</text:p>
          <text:p text:style-name="P20">1. Omówienie problemu<text:tab/>9</text:p>
          <text:p text:style-name="P20">2. Kontekst pracy<text:tab/>10</text:p>
          <text:p text:style-name="P20">3. Cel pracy<text:tab/>10</text:p>
          <text:p text:style-name="P20">4. Przyjęte rozwiązania<text:tab/>10</text:p>
          <text:p text:style-name="P20">5. Rezultaty pracy<text:tab/>11</text:p>
          <text:p text:style-name="P20">6. Organizacja pracy<text:tab/>11</text:p>
          <text:p text:style-name="P21">Rozdział II<text:tab/>12</text:p>
          <text:p text:style-name="P20">1. Co to jest, do czego i po co<text:tab/>12</text:p>
          <text:p text:style-name="P20">2. Możliwości i ficzery<text:tab/>12</text:p>
          <text:p text:style-name="P20">3. Co jest w tym innowacyjnego i czemu jest fajne<text:tab/>12</text:p>
          <text:p text:style-name="P20">4. Użyte narzędzia i technologie<text:tab/>12</text:p>
          <text:p text:style-name="P22">4.1. db4o<text:tab/>12</text:p>
          <text:p text:style-name="P23">4.1.1. S.O.D.A.<text:tab/>12</text:p>
        </text:index-body>
      </text:table-of-content>
      <text:p text:style-name="Standard"/>
      <text:list xml:id="list882948852" text:style-name="Outline">
        <text:list-item>
          <text:h text:style-name="P25" text:outline-level="1">Wstęp</text:h>
        </text:list-item>
      </text:list>
      <text:p text:style-name="P14"/>
      <text:p text:style-name="Text_20_body"><text:tab/>...</text:p>
      <text:p text:style-name="Text_20_body"/>
      <text:list xml:id="list1800100066" text:continue-numbering="true" text:style-name="Outline">
        <text:list-item>
          <text:h text:style-name="P25" text:outline-level="1">Rozdział I</text:h>
        </text:list-item>
      </text:list>
      <text:p text:style-name="P14">Wprowadzenie</text:p>
      <text:p text:style-name="P14"/>
      <text:p text:style-name="P14"/>
      <text:list xml:id="list1502595286"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problemów z bezpieczeństwem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które ułatwiają mapowanie obiekt – relacja. Są one z sukcesem stosowane jednak wielu ekspertów uważa je za problematyczne.<text:note text:id="ftn1" text:note-class="footnote"><text:note-citation>1</text:note-citation><text:note-body><text:p text:style-name="Footnote">Ted Neward – The Vietnam of Computer Science (http://blogs.tedneward.com/2006/06/26/The+Vietnam+Of+Computer+Science.aspx) </text:p></text:note-body></text:note> </text:p>
      <text:p text:style-name="Text_20_body"><text:soft-page-break/><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1053354319"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Wprawne posługiwanie się tym API wymaga zrozumienia idei stojącej za nim idei. Jest ona prosta jednak osobom niezaznajomionym z obiektowymi bazami danych może sprawiać problemy ze względu na fundamentalne różnice dzielące obiektowe i relacyjne systemy zarządzania bazami danych.</text:p>
      <text:p text:style-name="Text_20_body"><text:tab/>W zapytaniach typu SODA programista określa klase obiektów, które chce odczytać oraz definiuje warunki, które obiekty te muszą spełniać. Czyni to tworząc graf, którego wierzchołki <text:s/>reprezentują nałożone na pola klasy ograniczenia, które muszą być spełnione aby obiekt danej klasy znalazł się w kolekcji obiektów zwracanej przez wykonania zapytania. Krawędzie grafu wskazują którego pola danej klasy dotyczy warunek zdefiniowany w wierzchołku do którego prowadzi <text:s/>krawędź.</text:p>
      <text:p text:style-name="Text_20_body"/>
      <text:p text:style-name="P19">Soda tutorial <text:s/>z pdfa rosenberga</text:p>
      <text:p text:style-name="Text_20_body"/>
      <text:p text:style-name="P18">OBRAZEK</text:p>
      <text:p text:style-name="P15"/>
      <text:p text:style-name="P15"><text:soft-page-break/></text:p>
      <text:p text:style-name="Text_20_body"><text:tab/>Tworzenie zapytań typu SODA opiera się na wywołaniach metody <text:span text:style-name="T1">descend()</text:span><text:span text:style-name="T2">, która </text:span><text:span text:style-name="T2">przechodzi w głąb klasy, będącej punktem wejścia, pozwalając programiście dostać się do jej zagnieżdżonych obiektów. Tę podróż można intuicyjnie przedstawić w postaci grafu, który o wiele szybciej i prościej jest analizować niż kod kolejnych wywołań SODA API. Jest to istotne szczególnie dla osób, które dopiero zapoznają się z zapytaniami SODA. </text:span></text:p>
      <text:p text:style-name="Text_20_body"/>
      <text:p text:style-name="Text_20_body"/>
      <text:p text:style-name="P15"><text:tab/></text:p>
      <text:p text:style-name="P15"/>
      <text:p text:style-name="P15"/>
      <text:p text:style-name="Text_20_body"/>
      <text:list xml:id="list2151950502" text:continue-numbering="true" text:style-name="Outline">
        <text:list-item>
          <text:list>
            <text:list-item>
              <text:h text:style-name="Heading_20_1" text:outline-level="2">Kontekst pracy</text:h>
            </text:list-item>
          </text:list>
        </text:list-item>
      </text:list>
      <text:p text:style-name="Text_20_body"/>
      <text:p text:style-name="Text_20_body"><text:tab/><text:span text:style-name="T3">SODA API na sourceforge</text:span></text:p>
      <text:p text:style-name="P17"/>
      <text:p text:style-name="P17"><text:tab/>brak innych edytorów</text:p>
      <text:p text:style-name="Text_20_body"/>
      <text:list xml:id="list812207313" text:continue-numbering="true" text:style-name="Outline">
        <text:list-item>
          <text:list>
            <text:list-item>
              <text:h text:style-name="Heading_20_1" text:outline-level="2">Cel pracy</text:h>
            </text:list-item>
          </text:list>
        </text:list-item>
      </text:list>
      <text:p text:style-name="Text_20_body"/>
      <text:p text:style-name="Text_20_body"><text:tab/>Założonym celem było stworzenie narzędzia <text:s/>ułatwiającego zapoznanie się i pracę z SODA API. Planowane funkcjonalności:</text:p>
      <text:list xml:id="list1100679924" text:style-name="L2">
        <text:list-item>
          <text:p text:style-name="P26">odczytywanie bazy danych db4o i wyświetlanie klas przechowywanych w niej obiektów</text:p>
        </text:list-item>
        <text:list-item>
          <text:p text:style-name="P26">tworzenie i edytowanie grafów zapytań</text:p>
        </text:list-item>
        <text:list-item>
          <text:p text:style-name="P26">generowanie kodu zapytania na podstawie grafu</text:p>
        </text:list-item>
        <text:list-item>
          <text:p text:style-name="P26">analizowanie gotowych zapytań poprzez wizualizację zapytania w postaci grafu (generowanie grafu na podstawie kodu zapytania)</text:p>
        </text:list-item>
        <text:list-item>
          <text:p text:style-name="P26">zapisywanie grafów w postaci plików graficznych</text:p>
        </text:list-item>
      </text:list>
      <text:p text:style-name="Text_20_body"/>
      <text:list xml:id="list838809919" text:continue-list="list812207313" text:style-name="Outline">
        <text:list-item>
          <text:list>
            <text:list-item>
              <text:h text:style-name="Heading_20_1" text:outline-level="2"><text:soft-page-break/>Przyjęte rozwiązania</text:h>
            </text:list-item>
          </text:list>
        </text:list-item>
      </text:list>
      <text:list xml:id="list2098152053" text:style-name="L3">
        <text:list-header>
          <text:p text:style-name="P27"/>
        </text:list-header>
      </text:list>
      <text:p text:style-name="P16"><text:tab/>Edytor zapytań będący efektem niniejszej pracy powstał jako wtyczka do Zintegrowanego Środowiska Programistycznego Eclipse<text:note text:id="ftn4"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 istniejącej, sprawdzonej bazy kodu, który w innym przypadku autor zmuszony byłby napisać, a który nie jest istotny dla tematu niniejszej pracy. </text:p>
      <text:p text:style-name="P16"><text:tab/>Platforma Eclipse oferuje framework przeznaczony do tworzenia graficznych edytorów o nazwie Graphical Editing Framework (GEF)<text:note text:id="ftn5" text:note-class="footnote"><text:note-citation>3</text:note-citation><text:note-body><text:p text:style-name="Footnote">Graphical Editing Framework - http://www.eclipse.org/gef/</text:p></text:note-body></text:note>. W niniejszej pracy jest on intensywnie wykorzystywany do wizualizacji zapytań. GEF pozwolił autorowi skupić się na centralnym problemie niniejszej pracy – wizualnym tworzniu zapytań typu SODA.</text:p>
      <text:p text:style-name="P16"/>
      <text:list xml:id="list1853297432" text:continue-list="list838809919" text:style-name="Outline">
        <text:list-item>
          <text:list>
            <text:list-item>
              <text:h text:style-name="Heading_20_1" text:outline-level="2">Rezultaty pracy</text:h>
            </text:list-item>
          </text:list>
        </text:list-item>
      </text:list>
      <text:list xml:id="list1188234288" text:style-name="L4">
        <text:list-header>
          <text:p text:style-name="P28">Krótkie omówienie osiągniętych rezultatów oraz ich znaczenia praktycznego, teoretycznego, rozwojowego, itd.</text:p>
          <text:p text:style-name="P29"/>
        </text:list-header>
      </text:list>
      <text:list xml:id="list1699945659" text:continue-list="list1853297432" text:style-name="Outline">
        <text:list-item>
          <text:list>
            <text:list-item>
              <text:h text:style-name="Heading_20_1" text:outline-level="2">Organizacja pracy</text:h>
            </text:list-item>
          </text:list>
        </text:list-item>
      </text:list>
      <text:list xml:id="list1085563822" text:continue-list="list1188234288" text:style-name="L4">
        <text:list-header>
          <text:p text:style-name="P28">Krótkie omówienie organizacji tekstu pracy magisterskiej oraz naświetlenie jej najbardziej istotnych elementów. </text:p>
        </text:list-header>
      </text:list>
      <text:list xml:id="list1003521791" text:continue-list="list1699945659" text:style-name="Outline">
        <text:list-item>
          <text:h text:style-name="P25" text:outline-level="1">Rozdział II</text:h>
        </text:list-item>
      </text:list>
      <text:p text:style-name="P14">mój soft</text:p>
      <text:p text:style-name="P14"/>
      <text:list xml:id="list2102425535" text:continue-list="list1003521791" text:style-name="Outline">
        <text:list-item>
          <text:list>
            <text:list-item text:start-value="1">
              <text:h text:style-name="Heading_20_1" text:outline-level="2" text:restart-numbering="true" text:start-value="-1">Co to jest, do czego i po co</text:h>
            </text:list-item>
          </text:list>
        </text:list-item>
      </text:list>
      <text:p text:style-name="Text_20_body"/>
      <text:p text:style-name="Text_20_body"><text:tab/>bla</text:p>
      <text:p text:style-name="Text_20_body"/>
      <text:list xml:id="list207740500" text:continue-numbering="true" text:style-name="Outline">
        <text:list-item>
          <text:list>
            <text:list-item>
              <text:h text:style-name="Heading_20_1" text:outline-level="2">Możliwości i ficzery</text:h>
            </text:list-item>
          </text:list>
        </text:list-item>
      </text:list>
      <text:p text:style-name="Text_20_body"/>
      <text:p text:style-name="Text_20_body"><text:tab/>bla</text:p>
      <text:p text:style-name="Text_20_body"/>
      <text:list xml:id="list534001864" text:continue-numbering="true" text:style-name="Outline">
        <text:list-item>
          <text:list>
            <text:list-item>
              <text:h text:style-name="Heading_20_1" text:outline-level="2">Co jest w tym innowacyjnego i czemu jest fajne</text:h>
            </text:list-item>
          </text:list>
        </text:list-item>
      </text:list>
      <text:p text:style-name="Text_20_body"/>
      <text:p text:style-name="Text_20_body"><text:tab/>bla</text:p>
      <text:p text:style-name="Text_20_body"/>
      <text:list xml:id="list1489713823" text:continue-numbering="true" text:style-name="Outline">
        <text:list-item>
          <text:list>
            <text:list-item>
              <text:h text:style-name="Heading_20_1" text:outline-level="2">Użyte narzędzia i technologie</text:h>
            </text:list-item>
          </text:list>
        </text:list-item>
      </text:list>
      <text:p text:style-name="Text_20_body"/>
      <text:p text:style-name="Text_20_body"><text:tab/>bla</text:p>
      <text:p text:style-name="Text_20_body"/>
      <text:list xml:id="list482417772" text:continue-list="list1489713823" text:style-name="Outline">
        <text:list-item>
          <text:list>
            <text:list-item>
              <text:list>
                <text:list-item text:start-value="1">
                  <text:h text:style-name="Heading_20_2" text:outline-level="3" text:restart-numbering="true" text:start-value="-1">db4o</text:h>
                  <text:list>
                    <text:list-item>
                      <text:h text:style-name="Heading_20_3" text:outline-level="4" text:restart-numbering="true" text:start-value="-1">S.O.D.A.</text:h>
                    </text:list-item>
                  </text:list>
                </text:list-item>
              </text:list>
            </text:list-item>
          </text:list>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5" svg:font-family="'Times New Roman'" style:font-family-generic="roman"/>
    <style:font-face style:name="Courier 10 Pitch" svg:font-family="'Courier 10 Pitch'" style:font-pitch="fixed"/>
    <style:font-face style:name="Lohit Gujarati" svg:font-family="'Lohit Gujarati'" style:font-adornments="Regular"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adornments="ExtraLight"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imes New Roman4"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Lohit Gujarati"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text-properties style:font-name="Times New Roman3"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ext-properties style:font-name="Nimbus Sans L1"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11T23:52:01</dc:date>
    <meta:editing-duration>PT20H38M32S</meta:editing-duration>
    <meta:editing-cycles>61</meta:editing-cycles>
    <meta:document-statistic meta:table-count="0" meta:image-count="2" meta:object-count="0" meta:page-count="13" meta:paragraph-count="80" meta:word-count="955" meta:character-count="6772"/>
    <meta:user-defined meta:name="Info 1"/>
    <meta:user-defined meta:name="Info 2"/>
    <meta:user-defined meta:name="Info 3"/>
    <meta:user-defined meta:name="Info 4"/>
  </office:meta>
</office:document-meta>
</file>